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ONDINTERCEPT.fault( FaultData faul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CONDINTERCEPT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ONDINTERCEPT.run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ACTIVITYGUARD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CTIVITYGUARD.linkStatu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CONDINTERCEPT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CONDINTERCEPT.TCONDINTERCEPT( ParentScopeChannel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GUARD.createActivity( ActivityInfo activity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ONDINTERCEPT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CONDINTERCEPT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ITYGUARD.createActivity( ActivityInfo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GUARD.startGuarded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CONDINTERCEPT.requireRecov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CTIVITYGUARD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GUARD.ACTIVITYGUARD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GUARD.evaluateJoinCondi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CONDINTERCEPT.failure( String reason , Element da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TCONDINTERCEPT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CONDINTERCEPT.re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ITYGUARD.evaluateTransitionCondition( OExpression transitionCond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CONDINTERCEPT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CONDINTERCEPT.completed( FaultData faultData , Set &lt; CompensationHandler &gt; compens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